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fo:border-bottom="none" fo:border-left="none" fo:border-right="none" fo:border-top="0.74pt double #000000" style:border-line-width-top="0.0035in 0.0035in 0.0035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100000" calcext:value-type="float">
            <text:p>100,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000" calcext:value-type="float">
            <text:p>200,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0000" calcext:value-type="float">
            <text:p>300,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00000" calcext:value-type="float">
            <text:p>400,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00000" calcext:value-type="float">
            <text:p>500,00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00000" calcext:value-type="float">
            <text:p>600,00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700000" calcext:value-type="float">
            <text:p>700,00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800000" calcext:value-type="float">
            <text:p>800,00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900000" calcext:value-type="float">
            <text:p>900,00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000000" calcext:value-type="float">
            <text:p>1,000,00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table:style-name="ce2" table:formula="of:=SUM([.B1:.B10])" office:value-type="float" office:value="176" calcext:value-type="float">
            <text:p>176</text:p>
          </table:table-cell>
          <table:table-cell office:value-type="string" calcext:value-type="string">
            <text:p>mins elapsed</text:p>
          </table:table-cell>
        </table:table-row>
        <table:table-row table:style-name="ro1">
          <table:table-cell/>
          <table:table-cell table:style-name="ce2"/>
          <table:table-cell/>
        </table:table-row>
        <table:table-row table:style-name="ro1">
          <table:table-cell/>
          <table:table-cell table:style-name="ce1" table:formula="of:=FLOOR([.B11]/60; )" office:value-type="float" office:value="2" calcext:value-type="float">
            <text:p>2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/>
          <table:table-cell table:formula="of:=[.B11]-([.B13]*60)" office:value-type="float" office:value="56" calcext:value-type="float">
            <text:p>56</text:p>
          </table:table-cell>
          <table:table-cell office:value-type="string" calcext:value-type="string">
            <text:p>mins</text:p>
          </table:table-cell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19:33:17.986331538</meta:creation-date>
    <dc:date>2024-08-18T22:41:11.755679076</dc:date>
    <meta:editing-duration>PT33M7S</meta:editing-duration>
    <meta:editing-cycles>1</meta:editing-cycles>
    <meta:document-statistic meta:table-count="1" meta:cell-count="26" meta:object-count="0"/>
    <meta:generator>LibreOffice/24.2.5.2$Linux_X86_64 LibreOffice_project/420$Build-2</meta:generator>
  </office:meta>
</office:document-meta>
</file>